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Arial" svg:font-family="Arial" style:font-family-generic="swiss"/>
    <style:font-face style:name="FreeSans2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Garuda" svg:font-family="Garuda" style:font-pitch="variable"/>
    <style:font-face style:name="NanumMyeongjo" svg:font-family="NanumMyeongjo" style:font-pitch="variable"/>
    <style:font-face style:name="Ubuntu" svg:font-family="Ubuntu" style:font-pitch="variable"/>
    <style:font-face style:name="Waree" svg:font-family="Waree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color="#666666" style:font-name="DejaVu Serif" fo:font-size="10pt" fo:font-weight="bold" officeooo:rsid="00155fa7" officeooo:paragraph-rsid="00175cf9" style:font-size-asian="10pt" style:font-weight-asian="bold" style:font-size-complex="10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color="#666666" style:font-name="DejaVu Sans Light" fo:font-size="20pt" fo:font-weight="bold" officeooo:rsid="00175cf9" officeooo:paragraph-rsid="00175cf9" style:font-size-asian="20pt" style:font-weight-asian="bold" style:font-size-complex="20pt" style:font-weight-complex="bold"/>
    </style:style>
    <style:style style:name="P3" style:family="paragraph" style:parent-style-name="Preformatted_20_Text">
      <style:paragraph-properties fo:text-align="end" style:justify-single-word="false"/>
      <style:text-properties fo:color="#666666" style:font-name="Verdana" fo:font-size="10pt" fo:font-weight="bold" officeooo:rsid="00155fa7" officeooo:paragraph-rsid="00155fa7" style:font-size-asian="10pt" style:font-weight-asian="bold" style:font-size-complex="10pt" style:font-weight-complex="bold"/>
    </style:style>
    <style:style style:name="P4" style:family="paragraph" style:parent-style-name="Preformatted_20_Text">
      <style:paragraph-properties fo:text-align="end" style:justify-single-word="false"/>
      <style:text-properties fo:color="#666666" style:font-name="Verdana" fo:font-size="10pt" fo:font-weight="bold" officeooo:rsid="00155fa7" officeooo:paragraph-rsid="0017ed5e" style:font-size-asian="10pt" style:font-weight-asian="bold" style:font-size-complex="1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666666" style:font-name="Verdana" fo:font-size="10pt" fo:font-weight="bold" officeooo:rsid="00155fa7" officeooo:paragraph-rsid="0017ed5e" style:font-size-asian="10pt" style:font-weight-asian="bold" style:font-size-complex="10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color="#666666" style:font-name="Verdana" fo:font-size="20pt" fo:font-weight="bold" officeooo:rsid="00175cf9" officeooo:paragraph-rsid="00175cf9" style:font-size-asian="20pt" style:font-weight-asian="bold" style:font-size-complex="20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color="#666666" style:font-name="Verdana" fo:font-size="28pt" fo:font-weight="normal" officeooo:rsid="00175cf9" officeooo:paragraph-rsid="00175cf9" style:font-size-asian="28pt" style:font-weight-asian="normal" style:font-size-complex="28pt" style:font-weight-complex="normal"/>
    </style:style>
    <style:style style:name="P8" style:family="paragraph" style:parent-style-name="Preformatted_20_Text">
      <style:paragraph-properties fo:text-align="end" style:justify-single-word="false"/>
      <style:text-properties fo:color="#1c1c1c" style:font-name="Ubuntu" fo:font-size="10pt" fo:font-weight="bold" officeooo:rsid="00155fa7" officeooo:paragraph-rsid="00175cf9" style:font-size-asian="10pt" style:font-weight-asian="bold" style:font-size-complex="10pt" style:font-weight-complex="bold"/>
    </style:style>
    <style:style style:name="P9" style:family="paragraph" style:parent-style-name="Preformatted_20_Text">
      <style:paragraph-properties fo:text-align="end" style:justify-single-word="false"/>
      <style:text-properties fo:color="#1c1c1c" style:font-name="Arial" fo:font-size="10pt" fo:font-weight="bold" officeooo:rsid="00155fa7" officeooo:paragraph-rsid="00175cf9" style:font-size-asian="10pt" style:font-weight-asian="bold" style:font-size-complex="10pt" style:font-weight-complex="bold"/>
    </style:style>
    <style:style style:name="P10" style:family="paragraph" style:parent-style-name="Preformatted_20_Text">
      <style:paragraph-properties style:line-height-at-least="0.1799in" fo:text-align="start" style:justify-single-word="false"/>
      <style:text-properties fo:color="#1c1c1c" style:font-name="Verdana" fo:font-size="10pt" fo:font-weight="normal" officeooo:rsid="0016e5fb" officeooo:paragraph-rsid="00175cf9" style:font-size-asian="10pt" style:font-weight-asian="normal" style:font-size-complex="10pt" style:font-weight-complex="normal"/>
    </style:style>
    <style:style style:name="P11" style:family="paragraph" style:parent-style-name="Preformatted_20_Text">
      <style:paragraph-properties fo:text-align="end" style:justify-single-word="false"/>
      <style:text-properties fo:color="#1c1c1c" style:font-name="Verdana" fo:font-size="10pt" fo:font-weight="normal" officeooo:rsid="00155fa7" officeooo:paragraph-rsid="0017ed5e" style:font-size-asian="10pt" style:font-weight-asian="normal" style:font-size-complex="10pt" style:font-weight-complex="normal"/>
    </style:style>
    <style:style style:name="P12" style:family="paragraph" style:parent-style-name="Preformatted_20_Text">
      <style:paragraph-properties style:line-height-at-least="0.1799in" fo:text-align="start" style:justify-single-word="false"/>
      <style:text-properties fo:color="#1c1c1c" style:font-name="Verdana" fo:font-size="10pt" fo:font-weight="normal" officeooo:rsid="00177d8f" officeooo:paragraph-rsid="00177d8f" style:font-size-asian="10pt" style:font-weight-asian="normal" style:font-size-complex="10pt" style:font-weight-complex="normal"/>
    </style:style>
    <style:style style:name="P13" style:family="paragraph" style:parent-style-name="Preformatted_20_Text">
      <style:paragraph-properties style:line-height-at-least="0.1799in" fo:text-align="start" style:justify-single-word="false"/>
      <style:text-properties fo:color="#1c1c1c" style:font-name="Verdana" fo:font-size="10pt" fo:font-weight="normal" officeooo:rsid="00177d8f" officeooo:paragraph-rsid="0017c274" style:font-size-asian="10pt" style:font-weight-asian="normal" style:font-size-complex="10pt" style:font-weight-complex="normal"/>
    </style:style>
    <style:style style:name="P14" style:family="paragraph" style:parent-style-name="Preformatted_20_Text">
      <style:paragraph-properties style:line-height-at-least="0.1799in" fo:text-align="start" style:justify-single-word="false"/>
      <style:text-properties fo:color="#1c1c1c" style:font-name="Verdana" fo:font-size="10pt" fo:font-weight="normal" officeooo:rsid="0017c274" officeooo:paragraph-rsid="0017c274" style:font-size-asian="10pt" style:font-weight-asian="normal" style:font-size-complex="10pt" style:font-weight-complex="normal"/>
    </style:style>
    <style:style style:name="P15" style:family="paragraph" style:parent-style-name="Preformatted_20_Text">
      <style:paragraph-properties fo:text-align="end" style:justify-single-word="false"/>
      <style:text-properties fo:color="#669966" style:font-name="Verdana" fo:font-size="24pt" fo:font-weight="normal" officeooo:rsid="00155fa7" officeooo:paragraph-rsid="0017ed5e" style:font-size-asian="24pt" style:font-weight-asian="normal" style:font-size-complex="24pt" style:font-weight-complex="normal"/>
    </style:style>
    <style:style style:name="P16" style:family="paragraph">
      <style:paragraph-properties fo:text-align="center"/>
    </style:style>
    <style:style style:name="T1" style:family="text">
      <style:text-properties officeooo:rsid="0016e5fb"/>
    </style:style>
    <style:style style:name="T2" style:family="text">
      <style:text-properties officeooo:rsid="0017c274"/>
    </style:style>
    <style:style style:name="T3" style:family="text">
      <style:text-properties officeooo:rsid="0017ed5e"/>
    </style:style>
    <style:style style:name="gr1" style:family="graphic">
      <style:graphic-properties svg:stroke-width="0.0402in" svg:stroke-color="#cccccc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6"/>
      <text:p text:style-name="P7">Cover Letter</text:p>
      <text:p text:style-name="P2"/>
      <text:p text:style-name="P1"/>
      <text:p text:style-name="P10">Dear Hiring Manager</text:p>
      <text:p text:style-name="P10"/>
      <text:p text:style-name="P10"/>
      <text:p text:style-name="P12">I'm writing to express my keen interest in your vacancy for a WEB Developer which was recently advertised on the jobs.bg website. </text:p>
      <text:p text:style-name="P12"/>
      <text:p text:style-name="P12">I'm familiar with VARCHEV financial services good reputation in my hometown Varna. Moreover, as I'm living right next to VARCHEV Foreign Exchange Office on Slivnica blvd. in Varna, I'm on<text:span text:style-name="T2">e </text:span>of your happy clients. </text:p>
      <text:p text:style-name="P12"/>
      <text:p text:style-name="P12">As a WEB development enthusiast for many years I was always interested in innovative, <text:span text:style-name="T2">beautiful</text:span> and creative solutions in the process of reaching wider target of costumers in WEB environment. Back in 2006, when I made my first steps in WEB development and marketing I was happy to produce fluent and successful WEB market place for my family agriculture lands. In the last few years I'm focusing entirely on WEB and software development and I made my first steps in Java, Android SDK, C#/.NET as well. I was successful intern in Front End Development company in Varna, with 100% scores in JavaScript intermediate course and overall internship <text:span text:style-name="T2">assessment.</text:span></text:p>
      <text:p text:style-name="P12"/>
      <text:p text:style-name="P12">Right now I'm studying intensively in the innovative Software University of Sofia, founded by Svetlin Nakov, <text:span text:style-name="T2">achieving excellent results</text:span>. I have made several HTML/CSS presentational projects, as well as JavaScript client side game <text:span text:style-name="T2">using DOM animations and JS/JQuery functions</text:span>. I've finished my first PHP/MySQL <text:span text:style-name="T2">(LAMP) </text:span>team project – hand made forum, using Bootstrap 3 framework for the Front End and a lot of hand made PHP code for the back end functions. </text:p>
      <text:p text:style-name="P12"/>
      <text:p text:style-name="P13">My primary OS is Linux Mint 17, <text:span text:style-name="T2">as I have previous experience as a Linux Ubuntu technical support. I have licensed versions of WebStorm and PhpStorm (by JetBrains). </text:span></text:p>
      <text:p text:style-name="P13"/>
      <text:p text:style-name="P14">For me it would be a honor to be a part of and contribute to your company. Thank you for your time and I look forward to hearing from you in respect of an interview. </text:p>
      <text:p text:style-name="P14"/>
      <text:p text:style-name="P14"/>
      <text:p text:style-name="P14"/>
      <text:p text:style-name="P14">Yours sincerely</text:p>
      <text:p text:style-name="P14"/>
      <text:p text:style-name="P14"/>
      <text:p text:style-name="P14"/>
      <text:p text:style-name="P14">Atanas Dimitrov</text:p>
      <text:p text:style-name="P14">52 Slivnica blvd.</text:p>
      <text:p text:style-name="P14">Varna, Bulgaria</text:p>
      <text:p text:style-name="P14">T: <text:span text:style-name="T3">+</text:span>359 889 801 258</text:p>
      <text:p text:style-name="P14">E: atanas2d@gmail.com</text:p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pitch="variable" style:font-charset="x-symbol"/>
    <style:font-face style:name="Arial" svg:font-family="Arial" style:font-family-generic="swiss"/>
    <style:font-face style:name="FreeSans2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Garuda" svg:font-family="Garuda" style:font-pitch="variable"/>
    <style:font-face style:name="NanumMyeongjo" svg:font-family="NanumMyeongjo" style:font-pitch="variable"/>
    <style:font-face style:name="Ubuntu" svg:font-family="Ubuntu" style:font-pitch="variable"/>
    <style:font-face style:name="Waree" svg:font-family="Waree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fo:color="#669966" style:font-name="Verdana" fo:font-size="24pt" fo:font-weight="normal" officeooo:rsid="00155fa7" officeooo:paragraph-rsid="0017ed5e" style:font-size-asian="24pt" style:font-weight-asian="normal" style:font-size-complex="24pt" style:font-weight-complex="normal"/>
    </style:style>
    <style:style style:name="MP2" style:family="paragraph" style:parent-style-name="Preformatted_20_Text">
      <style:paragraph-properties fo:text-align="end" style:justify-single-word="false"/>
      <style:text-properties fo:color="#1c1c1c" style:font-name="Verdana" fo:font-size="10pt" fo:font-weight="normal" officeooo:rsid="00155fa7" officeooo:paragraph-rsid="0017ed5e" style:font-size-asian="10pt" style:font-weight-asian="normal" style:font-size-complex="10pt" style:font-weight-complex="normal"/>
    </style:style>
    <style:style style:name="MP3" style:family="paragraph" style:parent-style-name="Preformatted_20_Text">
      <style:paragraph-properties fo:text-align="end" style:justify-single-word="false"/>
      <style:text-properties fo:color="#666666" style:font-name="Verdana" fo:font-size="10pt" fo:font-weight="bold" officeooo:rsid="00155fa7" officeooo:paragraph-rsid="0017ed5e" style:font-size-asian="10pt" style:font-weight-asian="bold" style:font-size-complex="10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Preformatted_20_Text">
      <style:paragraph-properties fo:text-align="start" style:justify-single-word="false"/>
      <style:text-properties fo:color="#666666" style:font-name="Verdana" fo:font-size="10pt" fo:font-weight="bold" officeooo:rsid="00155fa7" officeooo:paragraph-rsid="0017ed5e" style:font-size-asian="10pt" style:font-weight-asian="bold" style:font-size-complex="10pt" style:font-weight-complex="bold"/>
    </style:style>
    <style:style style:name="MT1" style:family="text">
      <style:text-properties officeooo:rsid="0016e5fb"/>
    </style:style>
    <style:style style:name="Mgr1" style:family="graphic">
      <style:graphic-properties svg:stroke-width="0.0402in" svg:stroke-color="#cccccc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81in" fo:page-height="11.6929in" style:num-format="1" style:print-orientation="portrait" fo:margin-top="0.394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9374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tanas Dimitrov</text:p>
        <text:p text:style-name="MP2">WEB <text:span text:style-name="MT1">DEVELOPER</text:span></text:p>
        <text:p text:style-name="MP3"><draw:line text:anchor-type="paragraph" draw:z-index="0" draw:style-name="Mgr1" draw:text-style-name="MP4" svg:x1="6.7508in" svg:y1="0.0508in" svg:x2="-0.05in" svg:y2="0.0508in"><text:p/></draw:line>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17:59:18.529924230</dc:date>
    <dc:creator>Atanas Dimitrov</dc:creator>
    <meta:document-statistic meta:table-count="0" meta:image-count="0" meta:object-count="0" meta:page-count="1" meta:paragraph-count="16" meta:word-count="323" meta:character-count="1943" meta:non-whitespace-character-count="1630"/>
    <meta:generator>LibreOffice/4.2.4.2$Linux_X86_64 LibreOffice_project/420m0$Build-2</meta:generator>
  </office:meta>
</office:document-meta>
</file>